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lgun Gothic1" svg:font-family="'Malgun Gothic'" style:font-pitch="variable"/>
    <style:font-face style:name="맑은 고딕1" svg:font-family="'맑은 고딕'" style:font-pitch="variable"/>
    <style:font-face style:name="맑은 고딕" svg:font-family="'맑은 고딕'" style:font-family-generic="modern" style:font-pitch="variable"/>
    <style:font-face style:name="Arial" svg:font-family="Arial" style:font-family-generic="swiss" style:font-pitch="variable"/>
    <style:font-face style:name="Malgun Gothic" svg:font-family="'Malgun Gothic'" style:font-family-generic="swiss" style:font-pitch="variable"/>
    <style:font-face style:name="돋움" svg:font-family="돋움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0.534cm"/>
    </style:style>
    <style:style style:name="co2" style:family="table-column">
      <style:table-column-properties fo:break-before="auto" style:column-width="4.12cm"/>
    </style:style>
    <style:style style:name="co3" style:family="table-column">
      <style:table-column-properties fo:break-before="auto" style:column-width="4.013cm"/>
    </style:style>
    <style:style style:name="co4" style:family="table-column">
      <style:table-column-properties fo:break-before="auto" style:column-width="1.926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767cm" fo:break-before="auto" style:use-optimal-row-height="false"/>
    </style:style>
    <style:style style:name="ro3" style:family="table-row">
      <style:table-row-properties style:row-height="1.217cm" fo:break-before="auto" style:use-optimal-row-height="false"/>
    </style:style>
    <style:style style:name="ro4" style:family="table-row">
      <style:table-row-properties style:row-height="0.579cm" fo:break-before="auto" style:use-optimal-row-height="true"/>
    </style:style>
    <style:style style:name="ro5" style:family="table-row">
      <style:table-row-properties style:row-height="4.736cm" fo:break-before="auto" style:use-optimal-row-height="false"/>
    </style:style>
    <style:style style:name="ro6" style:family="table-row">
      <style:table-row-properties style:row-height="2.619cm" fo:break-before="auto" style:use-optimal-row-height="false"/>
    </style:style>
    <style:style style:name="ro7" style:family="table-row">
      <style:table-row-properties style:row-height="3.016cm" fo:break-before="auto" style:use-optimal-row-height="false"/>
    </style:style>
    <style:style style:name="ro8" style:family="table-row">
      <style:table-row-properties style:row-height="0.609cm" fo:break-before="auto" style:use-optimal-row-height="false"/>
    </style:style>
    <style:style style:name="ro9" style:family="table-row">
      <style:table-row-properties style:row-height="4.313cm" fo:break-before="auto" style:use-optimal-row-height="false"/>
    </style:style>
    <style:style style:name="ro10" style:family="table-row">
      <style:table-row-properties style:row-height="3.625cm" fo:break-before="auto" style:use-optimal-row-height="false"/>
    </style:style>
    <style:style style:name="ta1" style:family="table" style:master-page-name="PageStyle_5f_계획표">
      <style:table-properties table:display="true" style:writing-mode="lr-tb"/>
    </style:style>
    <style:style style:name="ce1" style:family="table-cell" style:parent-style-name="Excel_20_Built-in_20_Normal">
      <style:table-cell-properties fo:border-bottom="0.035cm solid #000000" fo:background-color="#c6daf1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fo:border-bottom="0.035cm solid #000000" fo:background-color="#c6daf1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Normal">
      <style:table-cell-properties fo:border-bottom="0.088cm solid #000000" fo:background-color="#c6daf1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fo:border-bottom="0.088cm solid #000000" fo:background-color="#c6daf1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Excel_20_Built-in_20_Normal">
      <style:table-cell-properties fo:border-bottom="0.035cm solid #000000" fo:background-color="#c6daf1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Excel_20_Built-in_20_Normal">
      <style:table-cell-properties fo:background-color="#c6daf1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Excel_20_Built-in_20_Normal" style:data-style-name="N8153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9" style:family="table-cell" style:parent-style-name="Excel_20_Built-in_20_Normal">
      <style:table-cell-properties fo:border-bottom="0.035cm solid #000000" fo:background-color="#c6daf1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Malgun Gothic" fo:font-size="11pt" fo:font-style="normal" fo:text-shadow="none" style:text-underline-style="none" fo:font-weight="normal" style:font-name-asian="돋움1" style:font-size-asian="11pt" style:font-style-asian="normal" style:font-weight-asian="normal" style:font-name-complex="Malgun Gothic1" style:font-size-complex="11pt" style:font-style-complex="normal" style:font-weight-complex="normal"/>
    </style:style>
    <style:style style:name="ce2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26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7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28" style:family="table-cell" style:parent-style-name="Excel_20_Built-in_20_Normal" style:data-style-name="N8000">
      <style:table-cell-properties fo:border-bottom="0.088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algun Gothic" fo:font-size="11pt" fo:font-style="normal" fo:text-shadow="none" style:text-underline-style="none" fo:font-weight="normal" style:font-name-asian="돋움1" style:font-size-asian="11pt" style:font-style-asian="normal" style:font-weight-asian="normal" style:font-name-complex="Malgun Gothic1" style:font-size-complex="11pt" style:font-style-complex="normal" style:font-weight-complex="normal"/>
    </style:style>
    <style:style style:name="ce3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3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36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37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Excel_20_Built-in_20_Normal" style:data-style-name="N8000">
      <style:table-cell-properties fo:border-bottom="0.088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Excel_20_Built-in_20_Normal">
      <style:table-cell-properties fo:border-bottom="0.035cm solid #000000" fo:background-color="#c6daf1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Excel_20_Built-in_20_Normal" style:data-style-name="N8153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="맑은 고딕" style:font-name-asian="맑은 고딕" style:font-name-complex="Arial1"/>
    </style:style>
    <style:style style:name="T2" style:family="text">
      <style:text-properties style:font-name="Malgun Gothic1" style:font-name-asian="돋움1" style:font-name-complex="Malgun Gothic1"/>
    </style:style>
    <style:style style:name="T3" style:family="text">
      <style:text-properties style:font-name="Malgun Gothic" style:font-name-asian="돋움1" style:font-name-complex="Malgun Gothic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계획표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8" table:default-cell-style-name="Excel_20_Built-in_20_Normal"/>
        <table:table-column table:style-name="co4" table:number-columns-repeated="1014" table:default-cell-style-name="Excel_20_Built-in_20_Normal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>
            <text:p>팀명</text:p>
          </table:table-cell>
          <table:table-cell table:style-name="ce10" office:value-type="string" table:number-columns-spanned="4" table:number-rows-spanned="1">
            <text:p>싹쓸조</text:p>
          </table:table-cell>
          <table:covered-table-cell table:number-columns-repeated="2" table:style-name="ce25"/>
          <table:covered-table-cell table:style-name="ce34"/>
          <table:table-cell table:number-columns-repeated="1018"/>
        </table:table-row>
        <table:table-row table:style-name="ro2">
          <table:table-cell/>
          <table:table-cell table:style-name="ce2" office:value-type="string">
            <text:p>팀장</text:p>
          </table:table-cell>
          <table:table-cell table:style-name="ce11" office:value-type="string" table:number-columns-spanned="4" table:number-rows-spanned="1">
            <text:p>이승은</text:p>
          </table:table-cell>
          <table:covered-table-cell table:number-columns-repeated="2" table:style-name="ce26"/>
          <table:covered-table-cell table:style-name="ce35"/>
          <table:table-cell table:number-columns-repeated="1018"/>
        </table:table-row>
        <table:table-row table:style-name="ro2">
          <table:table-cell/>
          <table:table-cell table:style-name="ce3" office:value-type="string">
            <text:p>팀원</text:p>
          </table:table-cell>
          <table:table-cell table:style-name="ce12" office:value-type="string" table:number-columns-spanned="4" table:number-rows-spanned="1">
            <text:p>김다은, 유홍재, 이동건, 정재훈, 정태혁</text:p>
          </table:table-cell>
          <table:covered-table-cell table:number-columns-repeated="2" table:style-name="ce27"/>
          <table:covered-table-cell table:style-name="ce3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4" office:value-type="string">
            <text:p>주제</text:p>
          </table:table-cell>
          <table:table-cell table:style-name="ce13" office:value-type="string" table:number-columns-spanned="8" table:number-rows-spanned="1">
            <text:p>동네 중고 거래와 무료 나눔 서비스를 제공하는 사이트를 개발</text:p>
          </table:table-cell>
          <table:covered-table-cell table:number-columns-repeated="6" table:style-name="ce28"/>
          <table:covered-table-cell table:style-name="ce39"/>
          <table:table-cell table:number-columns-repeated="1014"/>
        </table:table-row>
        <table:table-row table:style-name="ro1">
          <table:table-cell table:number-columns-repeated="2"/>
          <table:table-cell table:style-name="ce14" table:number-columns-repeated="6"/>
          <table:table-cell table:number-columns-repeated="1016"/>
        </table:table-row>
        <table:table-row table:style-name="ro4">
          <table:table-cell/>
          <table:table-cell table:style-name="ce5" office:value-type="string" table:number-columns-spanned="1" table:number-rows-spanned="3">
            <text:p>일정</text:p>
          </table:table-cell>
          <table:table-cell table:style-name="ce15" office:value-type="string" table:number-columns-spanned="2" table:number-rows-spanned="1">
            <text:p>프로젝트 계획서</text:p>
          </table:table-cell>
          <table:covered-table-cell table:style-name="ce15"/>
          <table:table-cell table:style-name="ce15" office:value-type="string" table:number-columns-spanned="2" table:number-rows-spanned="1">
            <text:p>분석/설계</text:p>
          </table:table-cell>
          <table:covered-table-cell table:style-name="ce15"/>
          <table:table-cell table:style-name="ce15" office:value-type="string" table:number-columns-spanned="2" table:number-rows-spanned="1">
            <text:p>구현/테스트</text:p>
          </table:table-cell>
          <table:covered-table-cell table:style-name="ce15"/>
          <table:table-cell table:style-name="ce19" office:value-type="string" table:number-columns-spanned="2" table:number-rows-spanned="1">
            <text:p>발표자료</text:p>
          </table:table-cell>
          <table:covered-table-cell table:style-name="ce19"/>
          <table:table-cell table:number-columns-repeated="1014"/>
        </table:table-row>
        <table:table-row table:style-name="ro1">
          <table:table-cell/>
          <table:covered-table-cell table:style-name="ce6"/>
          <table:table-cell table:style-name="ce16" office:value-type="string">
            <text:p>시작일</text:p>
          </table:table-cell>
          <table:table-cell table:style-name="ce16" office:value-type="string">
            <text:p>종료일</text:p>
          </table:table-cell>
          <table:table-cell table:style-name="ce16" office:value-type="string">
            <text:p>시작일</text:p>
          </table:table-cell>
          <table:table-cell table:style-name="ce16" office:value-type="string">
            <text:p>종료일</text:p>
          </table:table-cell>
          <table:table-cell table:style-name="ce16" office:value-type="string">
            <text:p>시작일</text:p>
          </table:table-cell>
          <table:table-cell table:style-name="ce16" office:value-type="string">
            <text:p>종료일</text:p>
          </table:table-cell>
          <table:table-cell table:style-name="ce16" office:value-type="string">
            <text:p>시작일</text:p>
          </table:table-cell>
          <table:table-cell table:style-name="ce40" office:value-type="string">
            <text:p>종료일</text:p>
          </table:table-cell>
          <table:table-cell table:number-columns-repeated="1014"/>
        </table:table-row>
        <table:table-row table:style-name="ro1">
          <table:table-cell/>
          <table:covered-table-cell table:style-name="ce7"/>
          <table:table-cell table:style-name="ce17" office:value-type="date" office:date-value="2023-03-14">
            <text:p>2023-03-14</text:p>
          </table:table-cell>
          <table:table-cell table:style-name="ce17" office:value-type="date" office:date-value="2023-03-24">
            <text:p>2023-03-24</text:p>
          </table:table-cell>
          <table:table-cell table:style-name="ce17" office:value-type="date" office:date-value="2023-03-25">
            <text:p>2023-03-25</text:p>
          </table:table-cell>
          <table:table-cell table:style-name="ce17" office:value-type="date" office:date-value="2023-03-31">
            <text:p>2023-03-31</text:p>
          </table:table-cell>
          <table:table-cell table:style-name="ce17" office:value-type="date" office:date-value="2023-04-01">
            <text:p>2023-04-01</text:p>
          </table:table-cell>
          <table:table-cell table:style-name="ce17" office:value-type="date" office:date-value="2023-04-27">
            <text:p>2023-04-27</text:p>
          </table:table-cell>
          <table:table-cell table:style-name="ce17" office:value-type="date" office:date-value="2023-04-28">
            <text:p>2023-04-28</text:p>
          </table:table-cell>
          <table:table-cell table:style-name="ce41" office:value-type="date" office:date-value="2023-04-28">
            <text:p>2023-04-28</text:p>
          </table:table-cell>
          <table:table-cell table:number-columns-repeated="1014"/>
        </table:table-row>
        <table:table-row table:style-name="ro5">
          <table:table-cell/>
          <table:table-cell table:style-name="ce3" office:value-type="string">
            <text:p>내용</text:p>
          </table:table-cell>
          <table:table-cell table:style-name="ce18" office:value-type="string" table:number-columns-spanned="2" table:number-rows-spanned="1">
            <text:p><text:span text:style-name="T1">1. </text:span><text:span text:style-name="T1">프로젝트 주제와 기능 구현 목표 정립</text:span><text:span text:style-name="T1">.</text:span></text:p>
            <text:p><text:span text:style-name="T1"/></text:p>
            <text:p><text:span text:style-name="T1">2. </text:span><text:span text:style-name="T1">주제와 목표를 달성하기 위한 세부적인 화면 구성 및 기능 고안</text:span><text:span text:style-name="T1">.</text:span></text:p>
            <text:p><text:span text:style-name="T1">[</text:span><text:span text:style-name="T1">화면 설계</text:span><text:span text:style-name="T1">]</text:span></text:p>
            <text:p><text:span text:style-name="T1"/></text:p>
            <text:p><text:span text:style-name="T1">3. </text:span><text:span text:style-name="T1">사용할 카카오맵 </text:span><text:span text:style-name="T1">API </text:span><text:span text:style-name="T1">자료조사</text:span></text:p>
            <text:p><text:span text:style-name="T1"/></text:p>
            <text:p><text:span text:style-name="T1">4. </text:span><text:span text:style-name="T1">화면 및 기능에 대한 역할 분담</text:span></text:p>
          </table:table-cell>
          <table:covered-table-cell table:style-name="ce27"/>
          <table:table-cell table:style-name="ce33" office:value-type="string" table:number-columns-spanned="2" table:number-rows-spanned="1">
            <text:p><text:span text:style-name="T3">화면 설계 </text:span></text:p>
            <text:p><text:span text:style-name="T3">메인화면</text:span><text:span text:style-name="T3">/</text:span><text:span text:style-name="T3">로그인</text:span><text:span text:style-name="T3">/</text:span><text:span text:style-name="T3">회원가입</text:span><text:span text:style-name="T3">/</text:span><text:span text:style-name="T3">마이페이지</text:span><text:span text:style-name="T3">/</text:span><text:span text:style-name="T3">상품 등록 화면</text:span><text:span text:style-name="T3">/</text:span><text:span text:style-name="T3">카테고리별 상품 화면</text:span><text:span text:style-name="T3">/</text:span><text:span text:style-name="T3">거래 화면</text:span><text:span text:style-name="T3">/</text:span><text:span text:style-name="T3">자유게시판</text:span><text:span text:style-name="T3">/</text:span><text:span text:style-name="T3">나눔게시판</text:span><text:span text:style-name="T3">/</text:span><text:span text:style-name="T3">쪽지함</text:span><text:span text:style-name="T3">/</text:span><text:span text:style-name="T3">댓글</text:span><text:span text:style-name="T3">/</text:span><text:span text:style-name="T3">관리자 화면</text:span></text:p>
            <text:p><text:span text:style-name="T3"/></text:p>
            <text:p><text:span text:style-name="T3">ERD </text:span><text:span text:style-name="T3">설계</text:span></text:p>
            <text:p><text:span text:style-name="T3">회원</text:span><text:span text:style-name="T3">/</text:span><text:span text:style-name="T3">카테고리</text:span><text:span text:style-name="T3">/</text:span><text:span text:style-name="T3">중고상품</text:span><text:span text:style-name="T3">/</text:span><text:span text:style-name="T3">지역</text:span><text:span text:style-name="T3">/</text:span><text:span text:style-name="T3">거래후기</text:span><text:span text:style-name="T3">/</text:span><text:span text:style-name="T3">평점</text:span><text:span text:style-name="T3">/</text:span><text:span text:style-name="T3">자유게시판</text:span><text:span text:style-name="T3">/</text:span><text:span text:style-name="T3">나눔게시판</text:span><text:span text:style-name="T3">/</text:span><text:span text:style-name="T3">댓글</text:span><text:span text:style-name="T3">/</text:span><text:span text:style-name="T3">쪽지</text:span><text:span text:style-name="T3">/</text:span><text:span text:style-name="T3">상품사진</text:span><text:span text:style-name="T3">/</text:span><text:span text:style-name="T3">파일</text:span><text:span text:style-name="T3">/</text:span><text:span text:style-name="T3">공지사항</text:span><text:span text:style-name="T3">/FAQ/</text:span><text:span text:style-name="T3">문의</text:span><text:span text:style-name="T3">/</text:span><text:span text:style-name="T3">신고</text:span><text:span text:style-name="T3">/</text:span><text:span text:style-name="T3">관리자</text:span></text:p>
          </table:table-cell>
          <table:covered-table-cell table:style-name="ce27"/>
          <table:table-cell table:style-name="ce37" office:value-type="string" table:number-columns-spanned="2" table:number-rows-spanned="1">
            <text:p>각자 분배한 기능에 맞게 백엔드를 구현하고 깃과 깃허브를 통해서 분산관리를 하고 코드들을 합치는 방식으로 진행함.</text:p>
            <text:p/>
            <text:p>메인화면, 마이페이지, 중고 거래 매물 화면, 커뮤니티 게시판, 고객센터, 관리자 페이지를 구현하였음.</text:p>
            <text:p/>
          </table:table-cell>
          <table:covered-table-cell table:style-name="ce27"/>
          <table:table-cell table:style-name="ce38" office:value-type="string" table:number-columns-spanned="2" table:number-rows-spanned="1">
            <text:p>프로젝트 계획보고서를 바탕으로 DB 설계를 추가하고 실제 구현 기능들을 바탕으로하여 발표자료를 작성하였음.</text:p>
            <text:p/>
            <text:p>프로젝트 시연을 대비해서 더미데이터를 넣어두고, 시연 시나리오를 작성하였음.</text:p>
            <text:p/>
            <text:p><text:span text:style-name="T2">구현</text:span><text:span text:style-name="T2">/</text:span><text:span text:style-name="T2">테스트 과정에서 완성된 결과물을 취합하여</text:span><text:span text:style-name="T2">, </text:span><text:span text:style-name="T2">모든 기능이 잘 되는지 최종 테스트를 거친 뒤 </text:span><text:span text:style-name="T2">PPT </text:span><text:span text:style-name="T2">자료를 작성함</text:span><text:span text:style-name="T2">.</text:span></text:p>
          </table:table-cell>
          <table:covered-table-cell table:style-name="ce36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이름</text:p>
          </table:table-cell>
          <table:table-cell table:style-name="ce19" office:value-type="string" table:number-columns-spanned="8" table:number-rows-spanned="1">
            <text:p>역할</text:p>
          </table:table-cell>
          <table:covered-table-cell table:number-columns-repeated="6" table:style-name="ce15"/>
          <table:covered-table-cell table:style-name="ce19"/>
          <table:table-cell table:number-columns-repeated="1014"/>
        </table:table-row>
        <table:table-row table:style-name="ro6">
          <table:table-cell/>
          <table:table-cell table:style-name="ce8" office:value-type="string">
            <text:p>김다은</text:p>
          </table:table-cell>
          <table:table-cell table:style-name="ce20" office:value-type="string" table:number-columns-spanned="8" table:number-rows-spanned="1">
            <text:p>DB 설계, 회원가입, 로그인/마이페이지, 관리자 페이지(회원관리)</text:p>
          </table:table-cell>
          <table:covered-table-cell table:number-columns-repeated="6" table:style-name="ce29"/>
          <table:covered-table-cell table:style-name="ce20"/>
          <table:table-cell table:number-columns-repeated="1014"/>
        </table:table-row>
        <table:table-row table:style-name="ro6">
          <table:table-cell/>
          <table:table-cell table:style-name="ce8" office:value-type="string">
            <text:p>유홍재</text:p>
          </table:table-cell>
          <table:table-cell table:style-name="ce21" office:value-type="string" table:number-columns-spanned="8" table:number-rows-spanned="1">
            <text:p>DB 설계, 거래 매물 관리, 관리자 페이지(거래관리)</text:p>
          </table:table-cell>
          <table:covered-table-cell table:number-columns-repeated="6" table:style-name="ce30"/>
          <table:covered-table-cell table:style-name="ce42"/>
          <table:table-cell table:number-columns-repeated="1014"/>
        </table:table-row>
        <table:table-row table:style-name="ro6">
          <table:table-cell/>
          <table:table-cell table:style-name="ce8" office:value-type="string">
            <text:p>이동건</text:p>
          </table:table-cell>
          <table:table-cell table:style-name="ce21" office:value-type="string" table:number-columns-spanned="8" table:number-rows-spanned="1">
            <text:p>DB 설계, 커뮤니티 페이지(댓글 조회/등록/수정/삭제, 쪽지), 관리자 페이지(커뮤니티관리), 고객센터 페이지</text:p>
          </table:table-cell>
          <table:covered-table-cell table:number-columns-repeated="6" table:style-name="ce30"/>
          <table:covered-table-cell table:style-name="ce42"/>
          <table:table-cell table:number-columns-repeated="1014"/>
        </table:table-row>
        <table:table-row table:style-name="ro6">
          <table:table-cell/>
          <table:table-cell table:style-name="ce8" office:value-type="string">
            <text:p>이승은</text:p>
          </table:table-cell>
          <table:table-cell table:style-name="ce21" office:value-type="string" table:number-columns-spanned="8" table:number-rows-spanned="1">
            <text:p>DB 설계, 거래 매물 관리(지역 조회), 관리자 페이지(거래관리, 신고관리)</text:p>
          </table:table-cell>
          <table:covered-table-cell table:number-columns-repeated="6" table:style-name="ce29"/>
          <table:covered-table-cell table:style-name="ce20"/>
          <table:table-cell table:number-columns-repeated="1014"/>
        </table:table-row>
        <table:table-row table:style-name="ro6">
          <table:table-cell/>
          <table:table-cell table:style-name="ce8" office:value-type="string">
            <text:p>정재훈</text:p>
          </table:table-cell>
          <table:table-cell table:style-name="ce21" office:value-type="string" table:number-columns-spanned="8" table:number-rows-spanned="1">
            <text:p>DB 설계, 커뮤니티 페이지(게시판 조회/등록/수정/삭제, 좋아요), 관리자 페이지(커뮤니티관리)</text:p>
          </table:table-cell>
          <table:covered-table-cell table:number-columns-repeated="6" table:style-name="ce29"/>
          <table:covered-table-cell table:style-name="ce20"/>
          <table:table-cell table:number-columns-repeated="1014"/>
        </table:table-row>
        <table:table-row table:style-name="ro7">
          <table:table-cell/>
          <table:table-cell table:style-name="ce9" office:value-type="string">
            <text:p>정태혁</text:p>
          </table:table-cell>
          <table:table-cell table:style-name="ce22" office:value-type="string" table:number-columns-spanned="8" table:number-rows-spanned="1">
            <text:p>DB 설계, 거래 매물 관리, 관리자 페이지(거래관리, 고객센터 관리)</text:p>
          </table:table-cell>
          <table:covered-table-cell table:number-columns-repeated="6" table:style-name="ce31"/>
          <table:covered-table-cell table:style-name="ce38"/>
          <table:table-cell table:number-columns-repeated="1014"/>
        </table:table-row>
        <table:table-row table:style-name="ro8">
          <table:table-cell table:number-columns-repeated="1024"/>
        </table:table-row>
        <table:table-row table:style-name="ro9">
          <table:table-cell/>
          <table:table-cell table:style-name="ce1" office:value-type="string">
            <text:p>개요</text:p>
          </table:table-cell>
          <table:table-cell table:style-name="ce23" office:value-type="string" table:number-columns-spanned="8" table:number-rows-spanned="1">
            <text:p>짠순이 짠돌이를 위한 짠한 나눔을 한다는 의미의 '소금마켓'은 지역 기반 모바일 중고거래 애플리케이션이다. 전국구로 나누어 동네 주민끼리 중고물품을 판매하고 구매할 수 있도록 서비스를 지원하고, 더 나아가 지역 정보를 공유하는 커뮤니티 역할을 한다.</text:p>
          </table:table-cell>
          <table:covered-table-cell table:number-columns-repeated="6" table:style-name="ce32"/>
          <table:covered-table-cell table:style-name="ce23"/>
          <table:table-cell table:number-columns-repeated="1014"/>
        </table:table-row>
        <table:table-row table:style-name="ro9">
          <table:table-cell/>
          <table:table-cell table:style-name="ce2" office:value-type="string">
            <text:p>구현기능</text:p>
          </table:table-cell>
          <table:table-cell table:style-name="ce20" office:value-type="string" table:number-columns-spanned="8" table:number-rows-spanned="1">
            <text:p>메인페이지 – 각 페이지로 이동, 회원가입/로그인, 인기매물 top 20</text:p>
            <text:p>마이페이지 – 회원정보 수정/탈퇴, 내 거래 조회, 내 신고 조회, 커뮤니티 게시글 조회</text:p>
            <text:p>고객센터 – FAQ, 1:1 문의 게시판, 1:1 신고 게시판</text:p>
            <text:p>관리자페이지 – 회원 관리, 신고 조회 및 관리, 거래 매물 통계 조회</text:p>
            <text:p>거래 게시판 – 매물 상품 카테고리 조회, 매물 상품 등록/수정/삭제, 내 지역 조회, 판매자 프로필 조회, 후기 등록/수정/삭제/조회</text:p>
            <text:p>커뮤니티 게시판 – 게시글 등록/수정/삭제/조회, 댓글 등록/수정/삭제/조회, 좋아요, 쪽지, 무료나눔게시판</text:p>
          </table:table-cell>
          <table:covered-table-cell table:number-columns-repeated="6" table:style-name="ce29"/>
          <table:covered-table-cell table:style-name="ce20"/>
          <table:table-cell table:number-columns-repeated="1014"/>
        </table:table-row>
        <table:table-row table:style-name="ro9">
          <table:table-cell/>
          <table:table-cell table:style-name="ce2" office:value-type="string">
            <text:p>설계의 주안점</text:p>
          </table:table-cell>
          <table:table-cell table:style-name="ce20" office:value-type="string" table:number-columns-spanned="8" table:number-rows-spanned="1">
            <text:p>고객친화성 - 고객의 니즈에 맞는 중고거래 서비스 제공.</text:p>
            <text:p>직관성 – 회원에게 직관적인 UI 제공해 원하는 매물을 쉽고 빠르게 제공.</text:p>
            <text:p><text:span text:style-name="T2">지역 정보 공유 – 커뮤니티 서비스를 제공하여 지역 정보 공유에 도움을 줌</text:span><text:span text:style-name="T2">.</text:span></text:p>
            <text:p><text:span text:style-name="T2">거래 안정성과 평점 기능 – 거래 신고 관리 서비스를 통해 거래 매물의 신뢰성을 확보하고 평점 기능을 통해 회원 간 투명한 거래를 제공함</text:span><text:span text:style-name="T2">.</text:span></text:p>
          </table:table-cell>
          <table:covered-table-cell table:number-columns-repeated="6" table:style-name="ce29"/>
          <table:covered-table-cell table:style-name="ce20"/>
          <table:table-cell table:number-columns-repeated="1014"/>
        </table:table-row>
        <table:table-row table:style-name="ro10">
          <table:table-cell/>
          <table:table-cell table:style-name="ce3" office:value-type="string">
            <text:p>사용기술 및 개발환경</text:p>
          </table:table-cell>
          <table:table-cell table:style-name="ce24" office:value-type="string" table:number-columns-spanned="8" table:number-rows-spanned="1">
            <text:p><text:span text:style-name="T3">Server : Apache Tomcat 8.5.72</text:span></text:p>
            <text:p><text:span text:style-name="T3">Database : Oracle 11g</text:span></text:p>
            <text:p><text:span text:style-name="T3">Development Tool : Eclipse 4.15.0, SQLDeveloper version 21.2.1, Visual Studio code 1.63.2</text:span></text:p>
            <text:p><text:span text:style-name="T3">Development Framework : <text:s/>jQuery 3.6.0</text:span></text:p>
            <text:p><text:span text:style-name="T3">Development Language : JAVA , HTML5, CSS3, JavaScript, SQL, JSP, Servlet</text:span></text:p>
          </table:table-cell>
          <table:covered-table-cell table:number-columns-repeated="6" table:style-name="ce31"/>
          <table:covered-table-cell table:style-name="ce38"/>
          <table:table-cell table:number-columns-repeated="1014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lgun Gothic1" svg:font-family="'Malgun Gothic'" style:font-pitch="variable"/>
    <style:font-face style:name="맑은 고딕1" svg:font-family="'맑은 고딕'" style:font-pitch="variable"/>
    <style:font-face style:name="맑은 고딕" svg:font-family="'맑은 고딕'" style:font-family-generic="modern" style:font-pitch="variable"/>
    <style:font-face style:name="Arial" svg:font-family="Arial" style:font-family-generic="swiss" style:font-pitch="variable"/>
    <style:font-face style:name="Malgun Gothic" svg:font-family="'Malgun Gothic'" style:font-family-generic="swiss" style:font-pitch="variable"/>
    <style:font-face style:name="돋움" svg:font-family="돋움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ko" number:country="KR">
      <number:number number:min-integer-digits="1"/>
    </number:number-style>
    <number:number-style style:name="N8148P0" style:volatile="true" number:language="ko" number:country="KR">
      <number:text>₩</number:text>
      <number:number number:decimal-places="0" number:min-integer-digits="1" number:grouping="true"/>
    </number:number-style>
    <number:number-style style:name="N8148" number:language="ko" number:country="KR">
      <number:text>-₩</number:text>
      <number:number number:decimal-places="0" number:min-integer-digits="1" number:grouping="true"/>
      <style:map style:condition="value()&gt;=0" style:apply-style-name="N8148P0"/>
    </number:number-style>
    <number:number-style style:name="N8149P0" style:volatile="true" number:language="ko" number:country="KR">
      <number:text>₩</number:text>
      <number:number number:decimal-places="0" number:min-integer-digits="1" number:grouping="true"/>
    </number:number-style>
    <number:number-style style:name="N8149" number:language="ko" number:country="KR">
      <style:text-properties fo:color="#ff0000"/>
      <number:text>-₩</number:text>
      <number:number number:decimal-places="0" number:min-integer-digits="1" number:grouping="true"/>
      <style:map style:condition="value()&gt;=0" style:apply-style-name="N8149P0"/>
    </number:number-style>
    <number:number-style style:name="N8151P0" style:volatile="true" number:language="ko" number:country="KR">
      <number:text>₩</number:text>
      <number:number number:decimal-places="2" number:min-integer-digits="1" number:grouping="true"/>
    </number:number-style>
    <number:number-style style:name="N8151" number:language="ko" number:country="KR">
      <number:text>-₩</number:text>
      <number:number number:decimal-places="2" number:min-integer-digits="1" number:grouping="true"/>
      <style:map style:condition="value()&gt;=0" style:apply-style-name="N8151P0"/>
    </number:number-style>
    <number:number-style style:name="N8152P0" style:volatile="true" number:language="ko" number:country="KR">
      <number:text>₩</number:text>
      <number:number number:decimal-places="2" number:min-integer-digits="1" number:grouping="true"/>
    </number:number-style>
    <number:number-style style:name="N8152" number:language="ko" number:country="KR">
      <style:text-properties fo:color="#ff0000"/>
      <number:text>-₩</number:text>
      <number:number number:decimal-places="2" number:min-integer-digits="1" number:grouping="true"/>
      <style:map style:condition="value()&gt;=0" style:apply-style-name="N8152P0"/>
    </number:number-style>
    <number:date-style style:name="N8153" number:language="ko" number:country="KR">
      <number:year number:style="long"/>
      <number:text>-</number:text>
      <number:month number:style="long"/>
      <number:text>-</number:text>
      <number:day number:style="long"/>
    </number:date-style>
    <number:date-style style:name="N8154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8155" number:language="ko" number:country="KR">
      <number:day number:style="long"/>
      <number:text>-</number:text>
      <number:month number:textual="true"/>
    </number:date-style>
    <number:date-style style:name="N8156" number:language="ko" number:country="KR">
      <number:month number:textual="true"/>
      <number:text>-</number:text>
      <number:year/>
    </number:date-style>
    <number:time-style style:name="N8157" number:language="ko" number:country="KR">
      <number:hours/>
      <number:text>:</number:text>
      <number:minutes number:style="long"/>
      <number:text> </number:text>
      <number:am-pm/>
    </number:time-style>
    <number:time-style style:name="N8158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59" number:language="ko" number:country="KR">
      <number:hours/>
      <number:text>:</number:text>
      <number:minutes number:style="long"/>
    </number:time-style>
    <number:time-style style:name="N8160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8161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8163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8163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8163P0"/>
    </number:number-style>
    <number:number-style style:name="N8164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8164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64P0"/>
    </number:number-style>
    <number:number-style style:name="N8166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8166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8166P0"/>
    </number:number-style>
    <number:number-style style:name="N8167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8167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67P0"/>
    </number:number-style>
    <number:date-style style:name="N8168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8169" number:language="ko" number:country="KR">
      <number:month number:style="long"/>
      <number:text>-</number:text>
      <number:day number:style="long"/>
    </number:date-style>
    <number:date-style style:name="N8170" number:language="ko" number:country="KR">
      <number:month number:style="long"/>
      <number:text>-</number:text>
      <number:day number:style="long"/>
      <number:text>-</number:text>
      <number:year/>
    </number:date-style>
    <number:date-style style:name="N8171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8172" number:language="ko" number:country="KR">
      <number:hours/>
      <number:text>시</number:text>
      <number:minutes number:style="long"/>
      <number:text>분</number:text>
    </number:time-style>
    <number:time-style style:name="N8173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8174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8175P0" style:volatile="true" number:language="ko" number:country="KR">
      <number:number number:decimal-places="0" number:min-integer-digits="1" number:grouping="true"/>
    </number:number-style>
    <number:number-style style:name="N8175" number:language="ko" number:country="KR">
      <number:text>-</number:text>
      <number:number number:decimal-places="0" number:min-integer-digits="1" number:grouping="true"/>
      <style:map style:condition="value()&gt;=0" style:apply-style-name="N8175P0"/>
    </number:number-style>
    <number:number-style style:name="N8176P0" style:volatile="true" number:language="ko" number:country="KR">
      <number:number number:decimal-places="0" number:min-integer-digits="1" number:grouping="true"/>
    </number:number-style>
    <number:number-style style:name="N8176" number:language="ko" number:country="KR">
      <style:text-properties fo:color="#ff0000"/>
      <number:text>-</number:text>
      <number:number number:decimal-places="0" number:min-integer-digits="1" number:grouping="true"/>
      <style:map style:condition="value()&gt;=0" style:apply-style-name="N8176P0"/>
    </number:number-style>
    <number:number-style style:name="N8177P0" style:volatile="true" number:language="ko" number:country="KR">
      <number:number number:decimal-places="2" number:min-integer-digits="1" number:grouping="true"/>
    </number:number-style>
    <number:number-style style:name="N8177" number:language="ko" number:country="KR">
      <number:text>-</number:text>
      <number:number number:decimal-places="2" number:min-integer-digits="1" number:grouping="true"/>
      <style:map style:condition="value()&gt;=0" style:apply-style-name="N8177P0"/>
    </number:number-style>
    <number:number-style style:name="N8178P0" style:volatile="true" number:language="ko" number:country="KR">
      <number:number number:decimal-places="2" number:min-integer-digits="1" number:grouping="true"/>
    </number:number-style>
    <number:number-style style:name="N8178" number:language="ko" number:country="KR">
      <style:text-properties fo:color="#ff0000"/>
      <number:text>-</number:text>
      <number:number number:decimal-places="2" number:min-integer-digits="1" number:grouping="true"/>
      <style:map style:condition="value()&gt;=0" style:apply-style-name="N8178P0"/>
    </number:number-style>
    <number:number-style style:name="N8182P0" style:volatile="true" number:language="ko" number:country="KR">
      <number:number number:decimal-places="0" number:min-integer-digits="1" number:grouping="true"/>
      <number:text> </number:text>
    </number:number-style>
    <number:number-style style:name="N8182P1" style:volatile="true" number:language="ko" number:country="KR">
      <number:text>-</number:text>
      <number:number number:decimal-places="0" number:min-integer-digits="1" number:grouping="true"/>
      <number:text> </number:text>
    </number:number-style>
    <number:number-style style:name="N8182P2" style:volatile="true" number:language="ko" number:country="KR">
      <number:text> - </number:text>
    </number:number-style>
    <number:text-style style:name="N8182" number:language="ko" number:country="KR">
      <number:text-content/>
      <number:text> </number:text>
      <style:map style:condition="value()&gt;0" style:apply-style-name="N8182P0"/>
      <style:map style:condition="value()&lt;0" style:apply-style-name="N8182P1"/>
      <style:map style:condition="value()=0" style:apply-style-name="N8182P2"/>
    </number:text-style>
    <number:number-style style:name="N8186P0" style:volatile="true" number:language="ko" number:country="KR">
      <number:text> ₩</number:text>
      <number:number number:decimal-places="0" number:min-integer-digits="1" number:grouping="true"/>
      <number:text> </number:text>
    </number:number-style>
    <number:number-style style:name="N8186P1" style:volatile="true" number:language="ko" number:country="KR">
      <number:text>-₩</number:text>
      <number:number number:decimal-places="0" number:min-integer-digits="1" number:grouping="true"/>
      <number:text> </number:text>
    </number:number-style>
    <number:number-style style:name="N8186P2" style:volatile="true" number:language="ko" number:country="KR">
      <number:text> ₩- </number:text>
    </number:number-style>
    <number:text-style style:name="N8186" number:language="ko" number:country="KR">
      <number:text-content/>
      <number:text> </number:text>
      <style:map style:condition="value()&gt;0" style:apply-style-name="N8186P0"/>
      <style:map style:condition="value()&lt;0" style:apply-style-name="N8186P1"/>
      <style:map style:condition="value()=0" style:apply-style-name="N8186P2"/>
    </number:text-style>
    <number:number-style style:name="N8190P0" style:volatile="true" number:language="ko" number:country="KR">
      <number:number number:decimal-places="2" number:min-integer-digits="1" number:grouping="true"/>
      <number:text> </number:text>
    </number:number-style>
    <number:number-style style:name="N8190P1" style:volatile="true" number:language="ko" number:country="KR">
      <number:text>-</number:text>
      <number:number number:decimal-places="2" number:min-integer-digits="1" number:grouping="true"/>
      <number:text> </number:text>
    </number:number-style>
    <number:number-style style:name="N8190P2" style:volatile="true" number:language="ko" number:country="KR">
      <number:text> -</number:text>
      <number:number number:decimal-places="0" number:min-integer-digits="0"/>
      <number:text> </number:text>
    </number:number-style>
    <number:text-style style:name="N8190" number:language="ko" number:country="KR">
      <number:text-content/>
      <number:text> </number:text>
      <style:map style:condition="value()&gt;0" style:apply-style-name="N8190P0"/>
      <style:map style:condition="value()&lt;0" style:apply-style-name="N8190P1"/>
      <style:map style:condition="value()=0" style:apply-style-name="N8190P2"/>
    </number:text-style>
    <number:number-style style:name="N8194P0" style:volatile="true" number:language="ko" number:country="KR">
      <number:text> ₩</number:text>
      <number:number number:decimal-places="2" number:min-integer-digits="1" number:grouping="true"/>
      <number:text> </number:text>
    </number:number-style>
    <number:number-style style:name="N8194P1" style:volatile="true" number:language="ko" number:country="KR">
      <number:text>-₩</number:text>
      <number:number number:decimal-places="2" number:min-integer-digits="1" number:grouping="true"/>
      <number:text> </number:text>
    </number:number-style>
    <number:number-style style:name="N8194P2" style:volatile="true" number:language="ko" number:country="KR">
      <number:text> ₩-</number:text>
      <number:number number:decimal-places="0" number:min-integer-digits="0"/>
      <number:text> </number:text>
    </number:number-style>
    <number:text-style style:name="N8194" number:language="ko" number:country="KR">
      <number:text-content/>
      <number:text> </number:text>
      <style:map style:condition="value()&gt;0" style:apply-style-name="N8194P0"/>
      <style:map style:condition="value()&lt;0" style:apply-style-name="N8194P1"/>
      <style:map style:condition="value()=0" style:apply-style-name="N8194P2"/>
    </number:text-style>
    <number:time-style style:name="N8195" number:language="ko" number:country="KR">
      <number:minutes number:style="long"/>
      <number:text>:</number:text>
      <number:seconds number:style="long"/>
    </number:time-style>
    <number:time-style style:name="N8196" number:language="ko" number:country="K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97" number:language="ko" number:country="KR">
      <number:minutes number:style="long"/>
      <number:text>:</number:text>
      <number:seconds number:style="long" number:decimal-places="1"/>
    </number:time-style>
    <number:number-style style:name="N8198" number:language="ko" number:country="KR">
      <number:scientific-number number:decimal-places="1" number:min-integer-digits="3" number:min-exponent-digits="1"/>
    </number:number-style>
    <style:style style:name="Default" style:family="table-cell">
      <style:text-properties style:font-name="돋움" style:font-name-asian="돋움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31">2023-03-31</text:date>, <text:time>12:21:2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PageStyle_5f_계획표" style:display-name="PageStyle_계획표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3-31T12:21:20.68</dc:date>
    <meta:generator>OpenOffice/4.1.13$Win32 OpenOffice.org_project/4113m1$Build-9810</meta:generator>
    <meta:editing-duration>PT17H19M35S</meta:editing-duration>
    <meta:editing-cycles>24</meta:editing-cycles>
    <meta:document-statistic meta:table-count="1" meta:cell-count="56" meta:object-count="0"/>
  </office:meta>
</office:document-meta>
</file>